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202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11cm"/>
    </style:style>
    <style:style style:name="gr5" style:family="graphic" style:parent-style-name="standard">
      <style:graphic-properties draw:stroke="none" svg:stroke-color="#000000" draw:fill="none" draw:fill-color="#ffffff" fo:min-height="4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1.6cm"/>
    </style:style>
    <style:style style:name="gr8" style:family="graphic" style:parent-style-name="standard">
      <style:graphic-properties draw:stroke="none" svg:stroke-color="#000000" draw:fill="none" draw:fill-color="#ffffff" fo:min-height="3.583cm"/>
    </style:style>
    <style:style style:name="gr9" style:family="graphic" style:parent-style-name="standard">
      <style:graphic-properties draw:stroke="none" svg:stroke-color="#000000" draw:fill="none" draw:fill-color="#ffffff" fo:min-height="1cm"/>
    </style:style>
    <style:style style:name="gr10" style:family="graphic" style:parent-style-name="standard">
      <style:graphic-properties draw:stroke="none" svg:stroke-color="#000000" draw:fill="none" draw:fill-color="#ffffff" fo:min-height="0.641cm"/>
    </style:style>
    <style:style style:name="gr11" style:family="graphic" style:parent-style-name="standard">
      <style:graphic-properties draw:stroke="none" svg:stroke-color="#000000" draw:fill="none" draw:fill-color="#ffffff" fo:min-height="1.304cm"/>
    </style:style>
    <style:style style:name="gr12" style:family="graphic" style:parent-style-name="standard">
      <style:graphic-properties draw:stroke="none" svg:stroke-color="#000000" draw:fill="none" draw:fill-color="#ffffff" fo:min-height="2.25cm"/>
    </style:style>
    <style:style style:name="gr13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2pt" style:font-size-asian="18pt" style:font-size-complex="18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4pt" fo:font-weight="bold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size="10pt" style:font-size-asian="18pt" style:font-size-complex="18pt"/>
    </style:style>
    <style:style style:name="P6" style:family="paragraph">
      <style:paragraph-properties fo:margin-left="0cm" fo:margin-right="0cm" fo:text-indent="0cm"/>
      <style:text-properties fo:font-size="10.5pt" style:font-size-asian="18pt" style:font-size-complex="18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text-properties fo:font-size="10.5pt" style:font-size-asian="10.5pt" style:font-size-complex="10.5pt"/>
    </style:style>
    <style:style style:name="T1" style:family="text">
      <style:text-properties fo:font-size="14pt" fo:font-weight="bold" style:font-size-asian="18pt" style:font-size-complex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0.5pt" style:font-size-asian="18pt" style:font-size-complex="1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6.059cm" svg:height="12cm" svg:x="2.5cm" svg:y="4cm">
          <text:p/>
        </draw:rect>
        <draw:frame draw:style-name="gr2" draw:text-style-name="P3" draw:layer="layout" svg:width="5.5cm" svg:height="1.452cm" svg:x="2.441cm" svg:y="4cm">
          <draw:text-box>
            <text:p text:style-name="P2"><text:span text:style-name="T1">Program</text:span></text:p>
          </draw:text-box>
        </draw:frame>
        <draw:line draw:style-name="gr3" draw:text-style-name="P4" draw:layer="layout" svg:x1="2.441cm" svg:y1="5cm" svg:x2="7.441cm" svg:y2="5cm">
          <text:p/>
        </draw:line>
        <draw:frame draw:style-name="gr4" draw:text-style-name="P5" draw:layer="layout" svg:width="5.559cm" svg:height="1.433cm" svg:x="2.441cm" svg:y="5cm">
          <draw:text-box>
            <text:p text:style-name="P2"><text:span text:style-name="T2">int _length</text:span></text:p>
            <text:p text:style-name="P2"><text:span text:style-name="T2">Node * _head</text:span></text:p>
            <text:p text:style-name="P2"><text:span text:style-name="T2">list &lt;Function&gt; myfunc;</text:span></text:p>
          </draw:text-box>
        </draw:frame>
        <draw:line draw:style-name="gr3" draw:text-style-name="P4" draw:layer="layout" svg:x1="2.441cm" svg:y1="6.5cm" svg:x2="7.441cm" svg:y2="6.5cm">
          <text:p/>
        </draw:line>
        <draw:frame draw:style-name="gr5" draw:text-style-name="P6" draw:layer="layout" svg:width="6.059cm" svg:height="9.293cm" svg:x="2.441cm" svg:y="6.5cm">
          <draw:text-box>
            <text:p text:style-name="P2"><text:span text:style-name="T3">+Program()</text:span></text:p>
            <text:p text:style-name="P2"><text:span text:style-name="T3">+Program(Program const&amp; <text:s/>otherprogram)</text:span></text:p>
            <text:p text:style-name="P2"><text:span text:style-name="T3">+Program (string const file)</text:span></text:p>
            <text:p text:style-name="P2"><text:span text:style-name="T3">+~Program()</text:span></text:p>
            <text:p text:style-name="P2"><text:span text:style-name="T3">+void addLine(Line * newline)</text:span></text:p>
            <text:p text:style-name="P2"><text:span text:style-name="T3">+int add_Line_at(Line *newline, int position)</text:span></text:p>
            <text:p text:style-name="P2"><text:span text:style-name="T3">+void Exchange_Line(int , int)</text:span></text:p>
            <text:p text:style-name="P2"><text:span text:style-name="T3">+void display()</text:span></text:p>
            <text:p text:style-name="P2"><text:span text:style-name="T3">+void delLine(int index)</text:span></text:p>
            <text:p text:style-name="P2"><text:span text:style-name="T3">+Line * findLine(int index)</text:span></text:p>
            <text:p text:style-name="P2"><text:span text:style-name="T3">+int size()</text:span></text:p>
            <text:p text:style-name="P2"><text:span text:style-name="T3">+t_Dep dependance(Instruction i1, Instruction i2)</text:span></text:p>
            <text:p text:style-name="P2"><text:span text:style-name="T3">+void inFile(string const filename)</text:span></text:p>
            <text:p text:style-name="P2"><text:span text:style-name="T3">+bool isEmpty()</text:span></text:p>
            <text:p text:style-name="P2"><text:span text:style-name="T3">+void <text:s/>comput_Function()</text:span></text:p>
            <text:p text:style-name="P2"><text:span text:style-name="T3">+int nbr_Func()</text:span></text:p>
            <text:p text:style-name="P2"><text:span text:style-name="T3">+Function <text:s/>get_Function(int )</text:span></text:p>
            <text:p text:style-name="P2"><text:span text:style-name="T3">+void flush()</text:span></text:p>
            <text:p text:style-name="P2"><text:span text:style-name="T3"/></text:p>
          </draw:text-box>
        </draw:frame>
        <draw:custom-shape draw:style-name="gr6" draw:text-style-name="P4" draw:id="id1" draw:layer="layout" svg:width="1cm" svg:height="1cm" svg:x="8.5cm" svg:y="6.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4" draw:layer="layout" svg:x1="7cm" svg:y1="5cm" svg:x2="8.5cm" svg:y2="5cm">
          <text:p/>
        </draw:line>
        <draw:line draw:style-name="gr3" draw:text-style-name="P4" draw:layer="layout" svg:x1="7cm" svg:y1="6.5cm" svg:x2="8.5cm" svg:y2="6.5cm">
          <text:p/>
        </draw:line>
        <draw:rect draw:style-name="gr1" draw:text-style-name="P1" draw:layer="layout" svg:width="5.559cm" svg:height="11cm" svg:x="13cm" svg:y="1.5cm">
          <text:p/>
        </draw:rect>
        <draw:frame draw:style-name="gr2" draw:text-style-name="P3" draw:layer="layout" svg:width="5.5cm" svg:height="1.452cm" svg:x="13cm" svg:y="1.5cm">
          <draw:text-box>
            <text:p text:style-name="P2"><text:span text:style-name="T1">Function</text:span></text:p>
          </draw:text-box>
        </draw:frame>
        <draw:line draw:style-name="gr3" draw:text-style-name="P4" draw:layer="layout" svg:x1="13cm" svg:y1="2.5cm" svg:x2="18cm" svg:y2="2.5cm">
          <text:p/>
        </draw:line>
        <draw:frame draw:style-name="gr4" draw:text-style-name="P5" draw:layer="layout" svg:width="5.559cm" svg:height="1.827cm" svg:x="13cm" svg:y="2.5cm">
          <draw:text-box>
            <text:p text:style-name="P2"><text:span text:style-name="T2">Node *_head</text:span></text:p>
            <text:p text:style-name="P2"><text:span text:style-name="T2">Node *_end</text:span></text:p>
            <text:p text:style-name="P2"><text:span text:style-name="T2">list &lt;Basic_block*&gt; myBB</text:span></text:p>
            <text:p text:style-name="P2"><text:span text:style-name="T2">list &lt;Label*&gt; _list_lab</text:span></text:p>
          </draw:text-box>
        </draw:frame>
        <draw:line draw:style-name="gr3" draw:text-style-name="P4" draw:layer="layout" svg:x1="13.059cm" svg:y1="5cm" svg:x2="18.559cm" svg:y2="5cm">
          <text:p/>
        </draw:line>
        <draw:frame draw:style-name="gr5" draw:text-style-name="P6" draw:id="id2" draw:layer="layout" svg:width="6.059cm" svg:height="8.471cm" svg:x="13.059cm" svg:y="4.029cm">
          <draw:text-box>
            <text:p text:style-name="P2"><text:span text:style-name="T3"/></text:p>
            <text:p text:style-name="P2"><text:span text:style-name="T3"/></text:p>
            <text:p text:style-name="P2"><text:span text:style-name="T3">+Function()</text:span></text:p>
            <text:p text:style-name="P2"><text:span text:style-name="T3">+~Function()</text:span></text:p>
            <text:p text:style-name="P2"><text:span text:style-name="T3">+void set_head(Node *)</text:span></text:p>
            <text:p text:style-name="P2"><text:span text:style-name="T3">+void set_end(Node *)</text:span></text:p>
            <text:p text:style-name="P2"><text:span text:style-name="T3">+Node* get_head()</text:span></text:p>
            <text:p text:style-name="P2"><text:span text:style-name="T3">+Node* get_end()</text:span></text:p>
            <text:p text:style-name="P2"><text:span text:style-name="T3">+void display()</text:span></text:p>
            <text:p text:style-name="P2"><text:span text:style-name="T3">+int size()</text:span></text:p>
            <text:p text:style-name="P2"><text:span text:style-name="T3">+void restitution(string const)</text:span></text:p>
            <text:p text:style-name="P2"><text:span text:style-name="T3">+void comput_basic_block()</text:span></text:p>
            <text:p text:style-name="P2"><text:span text:style-name="T3">+int nbr_BB()</text:span></text:p>
            <text:p text:style-name="P2"><text:span text:style-name="T3">+Basic_block* get_BB(int)</text:span></text:p>
            <text:p text:style-name="P2"><text:span text:style-name="T3">+void comput_Label()</text:span></text:p>
            <text:p text:style-name="P2"><text:span text:style-name="T3">+Label* get_Label(int)</text:span></text:p>
            <text:p text:style-name="P2"><text:span text:style-name="T3">+int nbr_Label()</text:span></text:p>
            <text:p text:style-name="P2"><text:span text:style-name="T3">+Basic_block* find_Label_BB(OPLabel*)</text:span></text:p>
            <text:p text:style-name="P2"><text:span text:style-name="T3">+void comput_succ_pred_BB()</text:span></text:p>
          </draw:text-box>
        </draw:frame>
        <draw:line draw:style-name="gr3" draw:text-style-name="P4" draw:layer="layout" svg:x1="17.559cm" svg:y1="2.5cm" svg:x2="18.559cm" svg:y2="2.5cm">
          <text:p/>
        </draw:line>
        <draw:rect draw:style-name="gr1" draw:text-style-name="P1" draw:layer="layout" svg:width="6.5cm" svg:height="14.5cm" svg:x="11.7cm" svg:y="13.9cm">
          <text:p/>
        </draw:rect>
        <draw:frame draw:style-name="gr7" draw:text-style-name="P3" draw:id="id4" draw:layer="layout" svg:width="5.5cm" svg:height="1.85cm" svg:x="11.7cm" svg:y="13.9cm">
          <draw:text-box>
            <text:p text:style-name="P2"><text:span text:style-name="T1">Basic_block</text:span></text:p>
          </draw:text-box>
        </draw:frame>
        <draw:line draw:style-name="gr3" draw:text-style-name="P4" draw:layer="layout" svg:x1="11.7cm" svg:y1="14.9cm" svg:x2="18.2cm" svg:y2="14.9cm">
          <text:p/>
        </draw:line>
        <draw:frame draw:style-name="gr8" draw:text-style-name="P5" draw:id="id7" draw:layer="layout" svg:width="6.5cm" svg:height="3.833cm" svg:x="11.7cm" svg:y="14.9cm">
          <draw:text-box>
            <text:p text:style-name="P2"><text:span text:style-name="T2">Node *_head</text:span></text:p>
            <text:p text:style-name="P2"><text:span text:style-name="T2">Node *_end</text:span></text:p>
            <text:p text:style-name="P2"><text:span text:style-name="T2">Node *_branch</text:span></text:p>
            <text:p text:style-name="P2"><text:span text:style-name="T2">int _index</text:span></text:p>
            <text:p text:style-name="P2"><text:span text:style-name="T2">int _nbr_succ</text:span></text:p>
            <text:p text:style-name="P2"><text:span text:style-name="T2">int _nbr_pred</text:span></text:p>
            <text:p text:style-name="P2"><text:span text:style-name="T2">list &lt;Basic_block *&gt; _successor</text:span></text:p>
            <text:p text:style-name="P2"><text:span text:style-name="T2">List&lt;Basic_block*&gt;_predecessor</text:span></text:p>
          </draw:text-box>
        </draw:frame>
        <draw:line draw:style-name="gr3" draw:text-style-name="P4" draw:layer="layout" svg:x1="11.759cm" svg:y1="18.4cm" svg:x2="18.2cm" svg:y2="18.4cm">
          <text:p/>
        </draw:line>
        <draw:frame draw:style-name="gr5" draw:text-style-name="P6" draw:layer="layout" svg:width="7.941cm" svg:height="9.704cm" svg:x="11.7cm" svg:y="18.696cm">
          <draw:text-box>
            <text:p text:style-name="P2"><text:span text:style-name="T3">+Basic_block()</text:span></text:p>
            <text:p text:style-name="P2"><text:span text:style-name="T3">+~Basic_block()</text:span></text:p>
            <text:p text:style-name="P2"><text:span text:style-name="T3">+void set_head(Node *)</text:span></text:p>
            <text:p text:style-name="P2"><text:span text:style-name="T3">+void set_end(Node *)</text:span></text:p>
            <text:p text:style-name="P2"><text:span text:style-name="T3">+Node* get_head()</text:span></text:p>
            <text:p text:style-name="P2"><text:span text:style-name="T3">+Node* get_end()</text:span></text:p>
            <text:p text:style-name="P2"><text:span text:style-name="T3">+void display()</text:span></text:p>
            <text:p text:style-name="P2"><text:span text:style-name="T3">+int size()</text:span></text:p>
            <text:p text:style-name="P2"><text:span text:style-name="T3">+void restitution(string const)</text:span></text:p>
            <text:p text:style-name="P2"><text:span text:style-name="T3">+bool isLabeled()</text:span></text:p>
            <text:p text:style-name="P2"><text:span text:style-name="T3">+void set_Branch(Node *)</text:span></text:p>
            <text:p text:style-name="P2"><text:span text:style-name="T3">+Node* get_Branch()</text:span></text:p>
            <text:p text:style-name="P2"><text:span text:style-name="T3">+void set_successor1(Basic_block *)+Basic_block *get_successor1()</text:span></text:p>
            <text:p text:style-name="P2"><text:span text:style-name="T3">+void set_successor2(Basic_block *)</text:span></text:p>
            <text:p text:style-name="P2"><text:span text:style-name="T3">+Basic_block *get_successor2()</text:span></text:p>
            <text:p text:style-name="P2"><text:span text:style-name="T3">+int get_nbr_succ()</text:span></text:p>
            <text:p text:style-name="P2"><text:span text:style-name="T3">+void set_index(int)</text:span></text:p>
            <text:p text:style-name="P2"><text:span text:style-name="T3">+int get_index()</text:span></text:p>
            <text:p text:style-name="P2"><text:span text:style-name="T3">+void set_predecessor(Basic_block *)</text:span></text:p>
            <text:p text:style-name="P2"><text:span text:style-name="T3">+Basic_block *get_predecessor(int )</text:span></text:p>
            <text:p text:style-name="P2"><text:span text:style-name="T3">+void comput_pred_succ()</text:span></text:p>
            <text:p text:style-name="P2"><text:span text:style-name="T3">+void set_index_instruction()</text:span></text:p>
          </draw:text-box>
        </draw:frame>
        <draw:connector draw:style-name="gr3" draw:text-style-name="P4" draw:layer="layout" svg:x1="9.5cm" svg:y1="6.999cm" svg:x2="13.059cm" svg:y2="8.264cm" draw:start-shape="id1" draw:start-glue-point="7" draw:end-shape="id2" svg:d="m9500 6999h1780v1265h1779">
          <text:p/>
        </draw:connector>
        <draw:custom-shape draw:style-name="gr6" draw:text-style-name="P4" draw:id="id3" draw:layer="layout" svg:width="1cm" svg:height="1cm" svg:x="15.5cm" svg:y="12.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15.5cm" svg:y1="12.999cm" svg:x2="14.45cm" svg:y2="13.9cm" draw:start-shape="id3" draw:start-glue-point="5" draw:end-shape="id4" svg:d="m15500 12999h-1050v901">
          <text:p/>
        </draw:connector>
        <draw:custom-shape draw:style-name="gr6" draw:text-style-name="P4" draw:id="id5" draw:layer="layout" svg:width="1cm" svg:height="1cm" svg:x="6cm" svg:y="3.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6.499cm" svg:y1="3.5cm" svg:x2="4cm" svg:y2="2.336cm" draw:start-shape="id5" draw:start-glue-point="4" draw:end-shape="id6" svg:d="m6499 3500v-1164h-2499">
          <text:p/>
        </draw:connector>
        <draw:frame draw:style-name="gr9" draw:text-style-name="P2" draw:id="id6" draw:layer="layout" svg:width="2.5cm" svg:height="1.673cm" svg:x="1.5cm" svg:y="1.5cm">
          <draw:text-box>
            <text:p text:style-name="P2">Node</text:p>
            <text:p text:style-name="P2"/>
          </draw:text-box>
        </draw:frame>
        <draw:rect draw:style-name="gr1" draw:text-style-name="P1" draw:layer="layout" svg:width="5.559cm" svg:height="5.5cm" svg:x="1.5cm" svg:y="17.5cm">
          <text:p/>
        </draw:rect>
        <draw:frame draw:style-name="gr10" draw:text-style-name="P3" draw:layer="layout" svg:width="5.5cm" svg:height="0.891cm" svg:x="1.5cm" svg:y="17.5cm">
          <draw:text-box>
            <text:p text:style-name="P2"><text:span text:style-name="T1">Cfg</text:span></text:p>
          </draw:text-box>
        </draw:frame>
        <draw:line draw:style-name="gr3" draw:text-style-name="P4" draw:layer="layout" svg:x1="1.5cm" svg:y1="18.5cm" svg:x2="7cm" svg:y2="18.5cm">
          <text:p/>
        </draw:line>
        <draw:line draw:style-name="gr3" draw:text-style-name="P4" draw:layer="layout" svg:x1="1.5cm" svg:y1="20cm" svg:x2="7cm" svg:y2="20cm">
          <text:p/>
        </draw:line>
        <draw:frame draw:style-name="gr11" draw:text-style-name="P7" draw:layer="layout" svg:width="5.5cm" svg:height="1.554cm" svg:x="1.5cm" svg:y="18.446cm">
          <draw:text-box>
            <text:p><text:span text:style-name="T4"/></text:p>
            <text:p><text:span text:style-name="T4">Basic_block * _head</text:span></text:p>
            <text:p><text:span text:style-name="T4">int _length</text:span></text:p>
          </draw:text-box>
        </draw:frame>
        <draw:frame draw:style-name="gr12" draw:text-style-name="P8" draw:layer="layout" svg:width="6.5cm" svg:height="2.5cm" svg:x="1.559cm" svg:y="20cm">
          <draw:text-box>
            <text:p><text:span text:style-name="T5">+Cfg(Basic_block *, int)</text:span></text:p>
            <text:p><text:span text:style-name="T5">+~Cfg()</text:span></text:p>
            <text:p><text:span text:style-name="T5">+void display(Basic_block *)</text:span></text:p>
            <text:p><text:span text:style-name="T5">+void restitution(Basic_block *, string const)</text:span></text:p>
          </draw:text-box>
        </draw:frame>
        <draw:custom-shape draw:style-name="gr13" draw:text-style-name="P4" draw:id="id8" draw:layer="layout" svg:width="1cm" svg:height="0.5cm" svg:x="7.059cm" svg:y="19cm">
          <text:p/>
          <draw:enhanced-geometry svg:viewBox="0 0 21600 21600" draw:glue-points="10800 0 0 10800 10800 21600 21600 10800" draw:text-areas="5400 5400 16200 16200" draw:mirror-vertical="false" draw:mirror-horizontal="false" draw:type="diamond" draw:enhanced-path="M 10800 0 L 21600 10800 10800 21600 0 10800 10800 0 Z N"/>
        </draw:custom-shape>
        <draw:connector draw:style-name="gr3" draw:text-style-name="P4" draw:layer="layout" draw:line-skew="-1cm" svg:x1="11.7cm" svg:y1="16.816cm" svg:x2="7.558cm" svg:y2="19cm" draw:start-shape="id7" draw:start-glue-point="3" draw:end-shape="id8" draw:end-glue-point="4" svg:d="m11700 16816h-4142v218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initial-creator>Emel Hajjem</meta:initial-creator>
    <meta:creation-date>2011-05-08T19:42:18</meta:creation-date>
    <dc:date>2011-07-08T12:21:06</dc:date>
    <dc:language>fr-FR</dc:language>
    <meta:editing-cycles>11</meta:editing-cycles>
    <meta:editing-duration>PT01H24M10S</meta:editing-duration>
    <meta:document-statistic meta:object-count="36"/>
    <meta:user-defined meta:name="Info 1"/>
    <meta:user-defined meta:name="Info 2"/>
    <meta:user-defined meta:name="Info 3"/>
    <meta:user-defined meta:name="Info 4"/>
  </office:meta>
</office:document-meta>
</file>